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Angle (degrees)</text:p>
          </table:table-cell>
          <table:table-cell office:value-type="string" calcext:value-type="string">
            <text:p>Run Number</text:p>
          </table:table-cell>
          <table:table-cell office:value-type="string" calcext:value-type="string">
            <text:p>BCI</text:p>
          </table:table-cell>
          <table:table-cell office:value-type="string" calcext:value-type="string">
            <text:p>I (nA)</text:p>
          </table:table-cell>
          <table:table-cell office:value-type="string" calcext:value-type="string">
            <text:p>Omega (msr)</text:p>
          </table:table-cell>
          <table:table-cell office:value-type="string" calcext:value-type="string">
            <text:p>B (T)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ck Live</text:p>
          </table:table-cell>
          <table:table-cell/>
          <table:table-cell office:value-type="string" calcext:value-type="string">
            <text:p>Dead Time</text:p>
          </table:table-cell>
          <table:table-cell office:value-type="string" calcext:value-type="string">
            <text:p>Live Ti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18658" calcext:value-type="float">
            <text:p>201865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1</text:p>
          </table:table-cell>
          <table:table-cell office:value-type="float" office:value="44202" calcext:value-type="float">
            <text:p>44202</text:p>
          </table:table-cell>
          <table:table-cell office:value-type="float" office:value="43357" calcext:value-type="float">
            <text:p>43357</text:p>
          </table:table-cell>
          <table:table-cell/>
          <table:table-cell table:formula="of:=1-([.J2]/[.I2])" office:value-type="float" office:value="0.0191167820460613" calcext:value-type="float">
            <text:p>0.019116782046061</text:p>
          </table:table-cell>
          <table:table-cell table:formula="of:=[.J2]/[.I2]" office:value-type="float" office:value="0.980883217953939" calcext:value-type="float">
            <text:p>0.9808832179539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80885" calcext:value-type="float">
            <text:p>78088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1</text:p>
          </table:table-cell>
          <table:table-cell office:value-type="float" office:value="26958" calcext:value-type="float">
            <text:p>26958</text:p>
          </table:table-cell>
          <table:table-cell office:value-type="float" office:value="26549" calcext:value-type="float">
            <text:p>26549</text:p>
          </table:table-cell>
          <table:table-cell/>
          <table:table-cell table:formula="of:=1-([.J3]/[.I3])" office:value-type="float" office:value="0.015171748646042" calcext:value-type="float">
            <text:p>0.015171748646042</text:p>
          </table:table-cell>
          <table:table-cell table:formula="of:=[.J3]/[.I3]" office:value-type="float" office:value="0.984828251353958" calcext:value-type="float">
            <text:p>0.984828251353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80590" calcext:value-type="float">
            <text:p>338059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1</text:p>
          </table:table-cell>
          <table:table-cell office:value-type="float" office:value="27295" calcext:value-type="float">
            <text:p>27295</text:p>
          </table:table-cell>
          <table:table-cell office:value-type="float" office:value="26341" calcext:value-type="float">
            <text:p>26341</text:p>
          </table:table-cell>
          <table:table-cell/>
          <table:table-cell table:formula="of:=1-([.J4]/[.I4])" office:value-type="float" office:value="0.0349514563106796" calcext:value-type="float">
            <text:p>0.03495145631068</text:p>
          </table:table-cell>
          <table:table-cell table:formula="of:=[.J4]/[.I4]" office:value-type="float" office:value="0.96504854368932" calcext:value-type="float">
            <text:p>0.96504854368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311315" calcext:value-type="float">
            <text:p>131131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6009" calcext:value-type="float">
            <text:p>36009</text:p>
          </table:table-cell>
          <table:table-cell office:value-type="float" office:value="35516" calcext:value-type="float">
            <text:p>35516</text:p>
          </table:table-cell>
          <table:table-cell/>
          <table:table-cell table:formula="of:=1-([.J5]/[.I5])" office:value-type="float" office:value="0.0136910216890221" calcext:value-type="float">
            <text:p>0.013691021689022</text:p>
          </table:table-cell>
          <table:table-cell table:formula="of:=[.J5]/[.I5]" office:value-type="float" office:value="0.986308978310978" calcext:value-type="float">
            <text:p>0.986308978310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393832" calcext:value-type="float">
            <text:p>139383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6009" calcext:value-type="float">
            <text:p>36009</text:p>
          </table:table-cell>
          <table:table-cell office:value-type="float" office:value="35485" calcext:value-type="float">
            <text:p>35485</text:p>
          </table:table-cell>
          <table:table-cell/>
          <table:table-cell table:formula="of:=1-([.J6]/[.I6])" office:value-type="float" office:value="0.0145519175761615" calcext:value-type="float">
            <text:p>0.014551917576162</text:p>
          </table:table-cell>
          <table:table-cell table:formula="of:=[.J6]/[.I6]" office:value-type="float" office:value="0.985448082423839" calcext:value-type="float">
            <text:p>0.9854480824238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326847" calcext:value-type="float">
            <text:p>13268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6008" calcext:value-type="float">
            <text:p>36008</text:p>
          </table:table-cell>
          <table:table-cell office:value-type="float" office:value="35512" calcext:value-type="float">
            <text:p>35512</text:p>
          </table:table-cell>
          <table:table-cell/>
          <table:table-cell table:formula="of:=1-([.J7]/[.I7])" office:value-type="float" office:value="0.0137747167296156" calcext:value-type="float">
            <text:p>0.013774716729616</text:p>
          </table:table-cell>
          <table:table-cell table:formula="of:=[.J7]/[.I7]" office:value-type="float" office:value="0.986225283270384" calcext:value-type="float">
            <text:p>0.986225283270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233416" calcext:value-type="float">
            <text:p>22334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7771" calcext:value-type="float">
            <text:p>37771</text:p>
          </table:table-cell>
          <table:table-cell office:value-type="float" office:value="37045" calcext:value-type="float">
            <text:p>37045</text:p>
          </table:table-cell>
          <table:table-cell/>
          <table:table-cell table:formula="of:=1-([.J8]/[.I8])" office:value-type="float" office:value="0.0192210955494957" calcext:value-type="float">
            <text:p>0.019221095549496</text:p>
          </table:table-cell>
          <table:table-cell table:formula="of:=[.J8]/[.I8]" office:value-type="float" office:value="0.980778904450504" calcext:value-type="float">
            <text:p>0.980778904450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357394" calcext:value-type="float">
            <text:p>135739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20719" calcext:value-type="float">
            <text:p>20719</text:p>
          </table:table-cell>
          <table:table-cell office:value-type="float" office:value="20298" calcext:value-type="float">
            <text:p>20298</text:p>
          </table:table-cell>
          <table:table-cell/>
          <table:table-cell table:formula="of:=1-([.J9]/[.I9])" office:value-type="float" office:value="0.0203195134900332" calcext:value-type="float">
            <text:p>0.020319513490033</text:p>
          </table:table-cell>
          <table:table-cell table:formula="of:=[.J9]/[.I9]" office:value-type="float" office:value="0.979680486509967" calcext:value-type="float">
            <text:p>0.9796804865099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10867" calcext:value-type="float">
            <text:p>351086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1</text:p>
          </table:table-cell>
          <table:table-cell office:value-type="float" office:value="38984" calcext:value-type="float">
            <text:p>38984</text:p>
          </table:table-cell>
          <table:table-cell office:value-type="float" office:value="37823" calcext:value-type="float">
            <text:p>37823</text:p>
          </table:table-cell>
          <table:table-cell/>
          <table:table-cell table:formula="of:=1-([.J10]/[.I10])" office:value-type="float" office:value="0.0297814487995075" calcext:value-type="float">
            <text:p>0.029781448799508</text:p>
          </table:table-cell>
          <table:table-cell table:formula="of:=[.J10]/[.I10]" office:value-type="float" office:value="0.970218551200492" calcext:value-type="float">
            <text:p>0.9702185512004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50227" calcext:value-type="float">
            <text:p>24502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1</text:p>
          </table:table-cell>
          <table:table-cell office:value-type="float" office:value="36133" calcext:value-type="float">
            <text:p>36133</text:p>
          </table:table-cell>
          <table:table-cell office:value-type="float" office:value="35342" calcext:value-type="float">
            <text:p>35342</text:p>
          </table:table-cell>
          <table:table-cell/>
          <table:table-cell table:formula="of:=1-([.J11]/[.I11])" office:value-type="float" office:value="0.0218913458611242" calcext:value-type="float">
            <text:p>0.021891345861124</text:p>
          </table:table-cell>
          <table:table-cell table:formula="of:=[.J11]/[.I11]" office:value-type="float" office:value="0.978108654138876" calcext:value-type="float">
            <text:p>0.978108654138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02838" calcext:value-type="float">
            <text:p>190283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1</text:p>
          </table:table-cell>
          <table:table-cell office:value-type="float" office:value="37207" calcext:value-type="float">
            <text:p>37207</text:p>
          </table:table-cell>
          <table:table-cell office:value-type="float" office:value="36720" calcext:value-type="float">
            <text:p>36720</text:p>
          </table:table-cell>
          <table:table-cell/>
          <table:table-cell table:formula="of:=1-([.J12]/[.I12])" office:value-type="float" office:value="0.0130889348778456" calcext:value-type="float">
            <text:p>0.013088934877846</text:p>
          </table:table-cell>
          <table:table-cell table:formula="of:=[.J12]/[.I12]" office:value-type="float" office:value="0.986911065122154" calcext:value-type="float">
            <text:p>0.986911065122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809047" calcext:value-type="float">
            <text:p>180904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1</text:p>
          </table:table-cell>
          <table:table-cell office:value-type="float" office:value="36080" calcext:value-type="float">
            <text:p>36080</text:p>
          </table:table-cell>
          <table:table-cell office:value-type="float" office:value="35600" calcext:value-type="float">
            <text:p>35600</text:p>
          </table:table-cell>
          <table:table-cell/>
          <table:table-cell table:formula="of:=1-([.J13]/[.I13])" office:value-type="float" office:value="0.0133037694013304" calcext:value-type="float">
            <text:p>0.01330376940133</text:p>
          </table:table-cell>
          <table:table-cell table:formula="of:=[.J13]/[.I13]" office:value-type="float" office:value="0.98669623059867" calcext:value-type="float">
            <text:p>0.986696230598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85796" calcext:value-type="float">
            <text:p>128579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1</text:p>
          </table:table-cell>
          <table:table-cell office:value-type="float" office:value="36464" calcext:value-type="float">
            <text:p>36464</text:p>
          </table:table-cell>
          <table:table-cell office:value-type="float" office:value="35994" calcext:value-type="float">
            <text:p>35994</text:p>
          </table:table-cell>
          <table:table-cell/>
          <table:table-cell table:formula="of:=1-([.J14]/[.I14])" office:value-type="float" office:value="0.0128894251864853" calcext:value-type="float">
            <text:p>0.012889425186485</text:p>
          </table:table-cell>
          <table:table-cell table:formula="of:=[.J14]/[.I14]" office:value-type="float" office:value="0.987110574813515" calcext:value-type="float">
            <text:p>0.987110574813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58669" calcext:value-type="float">
            <text:p>15586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1</text:p>
          </table:table-cell>
          <table:table-cell office:value-type="float" office:value="37727" calcext:value-type="float">
            <text:p>37727</text:p>
          </table:table-cell>
          <table:table-cell office:value-type="float" office:value="37054" calcext:value-type="float">
            <text:p>37054</text:p>
          </table:table-cell>
          <table:table-cell/>
          <table:table-cell table:formula="of:=1-([.J15]/[.I15])" office:value-type="float" office:value="0.0178386831712036" calcext:value-type="float">
            <text:p>0.017838683171204</text:p>
          </table:table-cell>
          <table:table-cell table:formula="of:=[.J15]/[.I15]" office:value-type="float" office:value="0.982161316828796" calcext:value-type="float">
            <text:p>0.982161316828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002376" calcext:value-type="float">
            <text:p>900237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97176" calcext:value-type="float">
            <text:p>97176</text:p>
          </table:table-cell>
          <table:table-cell office:value-type="float" office:value="94348" calcext:value-type="float">
            <text:p>94348</text:p>
          </table:table-cell>
          <table:table-cell/>
          <table:table-cell table:formula="of:=1-([.J16]/[.I16])" office:value-type="float" office:value="0.0291018358442414" calcext:value-type="float">
            <text:p>0.029101835844242</text:p>
          </table:table-cell>
          <table:table-cell table:formula="of:=[.J16]/[.I16]" office:value-type="float" office:value="0.970898164155759" calcext:value-type="float">
            <text:p>0.9708981641557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68002" calcext:value-type="float">
            <text:p>166800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7704" calcext:value-type="float">
            <text:p>37704</text:p>
          </table:table-cell>
          <table:table-cell office:value-type="float" office:value="37147" calcext:value-type="float">
            <text:p>37147</text:p>
          </table:table-cell>
          <table:table-cell/>
          <table:table-cell table:formula="of:=1-([.J17]/[.I17])" office:value-type="float" office:value="0.0147729683853172" calcext:value-type="float">
            <text:p>0.014772968385317</text:p>
          </table:table-cell>
          <table:table-cell table:formula="of:=[.J17]/[.I17]" office:value-type="float" office:value="0.985227031614683" calcext:value-type="float">
            <text:p>0.9852270316146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561226" calcext:value-type="float">
            <text:p>156122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7722" calcext:value-type="float">
            <text:p>37722</text:p>
          </table:table-cell>
          <table:table-cell office:value-type="float" office:value="37142" calcext:value-type="float">
            <text:p>37142</text:p>
          </table:table-cell>
          <table:table-cell/>
          <table:table-cell table:formula="of:=1-([.J18]/[.I18])" office:value-type="float" office:value="0.01537564286093" calcext:value-type="float">
            <text:p>0.01537564286093</text:p>
          </table:table-cell>
          <table:table-cell table:formula="of:=[.J18]/[.I18]" office:value-type="float" office:value="0.98462435713907" calcext:value-type="float">
            <text:p>0.984624357139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213591" calcext:value-type="float">
            <text:p>121359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7778" calcext:value-type="float">
            <text:p>37778</text:p>
          </table:table-cell>
          <table:table-cell office:value-type="float" office:value="37291" calcext:value-type="float">
            <text:p>37291</text:p>
          </table:table-cell>
          <table:table-cell/>
          <table:table-cell table:formula="of:=1-([.J19]/[.I19])" office:value-type="float" office:value="0.0128911006405845" calcext:value-type="float">
            <text:p>0.012891100640585</text:p>
          </table:table-cell>
          <table:table-cell table:formula="of:=[.J19]/[.I19]" office:value-type="float" office:value="0.987108899359416" calcext:value-type="float">
            <text:p>0.987108899359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402225" calcext:value-type="float">
            <text:p>4022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13678" calcext:value-type="float">
            <text:p>13678</text:p>
          </table:table-cell>
          <table:table-cell office:value-type="float" office:value="13509" calcext:value-type="float">
            <text:p>13509</text:p>
          </table:table-cell>
          <table:table-cell/>
          <table:table-cell table:formula="of:=1-([.J20]/[.I20])" office:value-type="float" office:value="0.0123556075449627" calcext:value-type="float">
            <text:p>0.012355607544963</text:p>
          </table:table-cell>
          <table:table-cell table:formula="of:=[.J20]/[.I20]" office:value-type="float" office:value="0.987644392455037" calcext:value-type="float">
            <text:p>0.9876443924550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03777" calcext:value-type="float">
            <text:p>330377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5976" calcext:value-type="float">
            <text:p>35976</text:p>
          </table:table-cell>
          <table:table-cell office:value-type="float" office:value="35251" calcext:value-type="float">
            <text:p>35251</text:p>
          </table:table-cell>
          <table:table-cell/>
          <table:table-cell table:formula="of:=1-([.J21]/[.I21])" office:value-type="float" office:value="0.0201523237714032" calcext:value-type="float">
            <text:p>0.020152323771403</text:p>
          </table:table-cell>
          <table:table-cell table:formula="of:=[.J21]/[.I21]" office:value-type="float" office:value="0.979847676228597" calcext:value-type="float">
            <text:p>0.9798476762285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134675" calcext:value-type="float">
            <text:p>21346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48758" calcext:value-type="float">
            <text:p>48758</text:p>
          </table:table-cell>
          <table:table-cell office:value-type="float" office:value="48049" calcext:value-type="float">
            <text:p>48049</text:p>
          </table:table-cell>
          <table:table-cell/>
          <table:table-cell table:formula="of:=1-([.J22]/[.I22])" office:value-type="float" office:value="0.0145412034948111" calcext:value-type="float">
            <text:p>0.014541203494811</text:p>
          </table:table-cell>
          <table:table-cell table:formula="of:=[.J22]/[.I22]" office:value-type="float" office:value="0.985458796505189" calcext:value-type="float">
            <text:p>0.985458796505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44630" calcext:value-type="float">
            <text:p>7446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6618" calcext:value-type="float">
            <text:p>36618</text:p>
          </table:table-cell>
          <table:table-cell office:value-type="float" office:value="36288" calcext:value-type="float">
            <text:p>36288</text:p>
          </table:table-cell>
          <table:table-cell/>
          <table:table-cell table:formula="of:=1-([.J23]/[.I23])" office:value-type="float" office:value="0.0090119613304932" calcext:value-type="float">
            <text:p>0.009011961330493</text:p>
          </table:table-cell>
          <table:table-cell table:formula="of:=[.J23]/[.I23]" office:value-type="float" office:value="0.990988038669507" calcext:value-type="float">
            <text:p>0.990988038669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21551" calcext:value-type="float">
            <text:p>272155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6030" calcext:value-type="float">
            <text:p>36030</text:p>
          </table:table-cell>
          <table:table-cell office:value-type="float" office:value="35470" calcext:value-type="float">
            <text:p>35470</text:p>
          </table:table-cell>
          <table:table-cell/>
          <table:table-cell table:formula="of:=1-([.J24]/[.I24])" office:value-type="float" office:value="0.0155426033860672" calcext:value-type="float">
            <text:p>0.015542603386067</text:p>
          </table:table-cell>
          <table:table-cell table:formula="of:=[.J24]/[.I24]" office:value-type="float" office:value="0.984457396613933" calcext:value-type="float">
            <text:p>0.984457396613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207561" calcext:value-type="float">
            <text:p>220756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9662" calcext:value-type="float">
            <text:p>39662</text:p>
          </table:table-cell>
          <table:table-cell office:value-type="float" office:value="39204" calcext:value-type="float">
            <text:p>39204</text:p>
          </table:table-cell>
          <table:table-cell/>
          <table:table-cell table:formula="of:=1-([.J25]/[.I25])" office:value-type="float" office:value="0.0115475770258686" calcext:value-type="float">
            <text:p>0.011547577025869</text:p>
          </table:table-cell>
          <table:table-cell table:formula="of:=[.J25]/[.I25]" office:value-type="float" office:value="0.988452422974131" calcext:value-type="float">
            <text:p>0.9884524229741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921862" calcext:value-type="float">
            <text:p>19218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6117" calcext:value-type="float">
            <text:p>36117</text:p>
          </table:table-cell>
          <table:table-cell office:value-type="float" office:value="35601" calcext:value-type="float">
            <text:p>35601</text:p>
          </table:table-cell>
          <table:table-cell/>
          <table:table-cell table:formula="of:=1-([.J26]/[.I26])" office:value-type="float" office:value="0.0142869009053909" calcext:value-type="float">
            <text:p>0.014286900905391</text:p>
          </table:table-cell>
          <table:table-cell table:formula="of:=[.J26]/[.I26]" office:value-type="float" office:value="0.985713099094609" calcext:value-type="float">
            <text:p>0.9857130990946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843188" calcext:value-type="float">
            <text:p>1843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7272" calcext:value-type="float">
            <text:p>37272</text:p>
          </table:table-cell>
          <table:table-cell office:value-type="float" office:value="36793" calcext:value-type="float">
            <text:p>36793</text:p>
          </table:table-cell>
          <table:table-cell/>
          <table:table-cell table:formula="of:=1-([.J27]/[.I27])" office:value-type="float" office:value="0.0128514702725907" calcext:value-type="float">
            <text:p>0.012851470272591</text:p>
          </table:table-cell>
          <table:table-cell table:formula="of:=[.J27]/[.I27]" office:value-type="float" office:value="0.987148529727409" calcext:value-type="float">
            <text:p>0.987148529727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635317" calcext:value-type="float">
            <text:p>16353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6005" calcext:value-type="float">
            <text:p>36005</text:p>
          </table:table-cell>
          <table:table-cell office:value-type="float" office:value="35571" calcext:value-type="float">
            <text:p>35571</text:p>
          </table:table-cell>
          <table:table-cell/>
          <table:table-cell table:formula="of:=1-([.J28]/[.I28])" office:value-type="float" office:value="0.0120538814053603" calcext:value-type="float">
            <text:p>0.01205388140536</text:p>
          </table:table-cell>
          <table:table-cell table:formula="of:=[.J28]/[.I28]" office:value-type="float" office:value="0.98794611859464" calcext:value-type="float">
            <text:p>0.9879461185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097312" calcext:value-type="float">
            <text:p>10973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6613" calcext:value-type="float">
            <text:p>36613</text:p>
          </table:table-cell>
          <table:table-cell office:value-type="float" office:value="36365" calcext:value-type="float">
            <text:p>36365</text:p>
          </table:table-cell>
          <table:table-cell/>
          <table:table-cell table:formula="of:=1-([.J29]/[.I29])" office:value-type="float" office:value="0.00677355037828098" calcext:value-type="float">
            <text:p>0.006773550378281</text:p>
          </table:table-cell>
          <table:table-cell table:formula="of:=[.J29]/[.I29]" office:value-type="float" office:value="0.993226449621719" calcext:value-type="float">
            <text:p>0.993226449621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79822" calcext:value-type="float">
            <text:p>9798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7060" calcext:value-type="float">
            <text:p>37060</text:p>
          </table:table-cell>
          <table:table-cell office:value-type="float" office:value="36819" calcext:value-type="float">
            <text:p>36819</text:p>
          </table:table-cell>
          <table:table-cell/>
          <table:table-cell table:formula="of:=1-([.J30]/[.I30])" office:value-type="float" office:value="0.00650296815974094" calcext:value-type="float">
            <text:p>0.006502968159741</text:p>
          </table:table-cell>
          <table:table-cell table:formula="of:=[.J30]/[.I30]" office:value-type="float" office:value="0.993497031840259" calcext:value-type="float">
            <text:p>0.993497031840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772816" calcext:value-type="float">
            <text:p>7728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25371" calcext:value-type="float">
            <text:p>25371</text:p>
          </table:table-cell>
          <table:table-cell office:value-type="float" office:value="25130" calcext:value-type="float">
            <text:p>25130</text:p>
          </table:table-cell>
          <table:table-cell/>
          <table:table-cell table:formula="of:=1-([.J31]/[.I31])" office:value-type="float" office:value="0.00949903433053489" calcext:value-type="float">
            <text:p>0.009499034330535</text:p>
          </table:table-cell>
          <table:table-cell table:formula="of:=[.J31]/[.I31]" office:value-type="float" office:value="0.990500965669465" calcext:value-type="float">
            <text:p>0.9905009656694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814360" calcext:value-type="float">
            <text:p>81436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14104" calcext:value-type="float">
            <text:p>14104</text:p>
          </table:table-cell>
          <table:table-cell office:value-type="float" office:value="13863" calcext:value-type="float">
            <text:p>13863</text:p>
          </table:table-cell>
          <table:table-cell/>
          <table:table-cell table:formula="of:=1-([.J32]/[.I32])" office:value-type="float" office:value="0.0170873511060692" calcext:value-type="float">
            <text:p>0.017087351106069</text:p>
          </table:table-cell>
          <table:table-cell table:formula="of:=[.J32]/[.I32]" office:value-type="float" office:value="0.982912648893931" calcext:value-type="float">
            <text:p>0.9829126488939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487345" calcext:value-type="float">
            <text:p>248734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32439" calcext:value-type="float">
            <text:p>32439</text:p>
          </table:table-cell>
          <table:table-cell office:value-type="float" office:value="31784" calcext:value-type="float">
            <text:p>31784</text:p>
          </table:table-cell>
          <table:table-cell/>
          <table:table-cell table:formula="of:=1-([.J33]/[.I33])" office:value-type="float" office:value="0.0201917445050711" calcext:value-type="float">
            <text:p>0.020191744505071</text:p>
          </table:table-cell>
          <table:table-cell table:formula="of:=[.J33]/[.I33]" office:value-type="float" office:value="0.979808255494929" calcext:value-type="float">
            <text:p>0.9798082554949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132958" calcext:value-type="float">
            <text:p>113295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18159" calcext:value-type="float">
            <text:p>18159</text:p>
          </table:table-cell>
          <table:table-cell office:value-type="float" office:value="17885" calcext:value-type="float">
            <text:p>17885</text:p>
          </table:table-cell>
          <table:table-cell/>
          <table:table-cell table:formula="of:=1-([.J34]/[.I34])" office:value-type="float" office:value="0.0150889366154524" calcext:value-type="float">
            <text:p>0.015088936615452</text:p>
          </table:table-cell>
          <table:table-cell table:formula="of:=[.J34]/[.I34]" office:value-type="float" office:value="0.984911063384548" calcext:value-type="float">
            <text:p>0.984911063384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649003" calcext:value-type="float">
            <text:p>364900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5</text:p>
          </table:table-cell>
          <table:table-cell office:value-type="float" office:value="51164" calcext:value-type="float">
            <text:p>51164</text:p>
          </table:table-cell>
          <table:table-cell office:value-type="float" office:value="49925" calcext:value-type="float">
            <text:p>49925</text:p>
          </table:table-cell>
          <table:table-cell/>
          <table:table-cell table:formula="of:=1-([.J35]/[.I35])" office:value-type="float" office:value="0.0242162457978266" calcext:value-type="float">
            <text:p>0.024216245797827</text:p>
          </table:table-cell>
          <table:table-cell table:formula="of:=[.J35]/[.I35]" office:value-type="float" office:value="0.975783754202173" calcext:value-type="float">
            <text:p>0.9757837542021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125567" calcext:value-type="float">
            <text:p>212556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4081" calcext:value-type="float">
            <text:p>34081</text:p>
          </table:table-cell>
          <table:table-cell office:value-type="float" office:value="33320" calcext:value-type="float">
            <text:p>33320</text:p>
          </table:table-cell>
          <table:table-cell/>
          <table:table-cell table:formula="of:=1-([.J36]/[.I36])" office:value-type="float" office:value="0.0223291570083037" calcext:value-type="float">
            <text:p>0.022329157008304</text:p>
          </table:table-cell>
          <table:table-cell table:formula="of:=[.J36]/[.I36]" office:value-type="float" office:value="0.977670842991696" calcext:value-type="float">
            <text:p>0.977670842991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418711" calcext:value-type="float">
            <text:p>14187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6082" calcext:value-type="float">
            <text:p>36082</text:p>
          </table:table-cell>
          <table:table-cell office:value-type="float" office:value="35513" calcext:value-type="float">
            <text:p>35513</text:p>
          </table:table-cell>
          <table:table-cell/>
          <table:table-cell table:formula="of:=1-([.J37]/[.I37])" office:value-type="float" office:value="0.0157696358294995" calcext:value-type="float">
            <text:p>0.0157696358295</text:p>
          </table:table-cell>
          <table:table-cell table:formula="of:=[.J37]/[.I37]" office:value-type="float" office:value="0.984230364170501" calcext:value-type="float">
            <text:p>0.984230364170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530989" calcext:value-type="float">
            <text:p>153098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6061" calcext:value-type="float">
            <text:p>36061</text:p>
          </table:table-cell>
          <table:table-cell office:value-type="float" office:value="35517" calcext:value-type="float">
            <text:p>35517</text:p>
          </table:table-cell>
          <table:table-cell/>
          <table:table-cell table:formula="of:=1-([.J38]/[.I38])" office:value-type="float" office:value="0.0150855494855938" calcext:value-type="float">
            <text:p>0.015085549485594</text:p>
          </table:table-cell>
          <table:table-cell table:formula="of:=[.J38]/[.I38]" office:value-type="float" office:value="0.984914450514406" calcext:value-type="float">
            <text:p>0.984914450514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002256" calcext:value-type="float">
            <text:p>20022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7977" calcext:value-type="float">
            <text:p>37977</text:p>
          </table:table-cell>
          <table:table-cell office:value-type="float" office:value="37275" calcext:value-type="float">
            <text:p>37275</text:p>
          </table:table-cell>
          <table:table-cell/>
          <table:table-cell table:formula="of:=1-([.J39]/[.I39])" office:value-type="float" office:value="0.0184848724227822" calcext:value-type="float">
            <text:p>0.018484872422782</text:p>
          </table:table-cell>
          <table:table-cell table:formula="of:=[.J39]/[.I39]" office:value-type="float" office:value="0.981515127577218" calcext:value-type="float">
            <text:p>0.981515127577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983726" calcext:value-type="float">
            <text:p>198372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40980" calcext:value-type="float">
            <text:p>40980</text:p>
          </table:table-cell>
          <table:table-cell office:value-type="float" office:value="40299" calcext:value-type="float">
            <text:p>40299</text:p>
          </table:table-cell>
          <table:table-cell/>
          <table:table-cell table:formula="of:=1-([.J40]/[.I40])" office:value-type="float" office:value="0.0166178623718888" calcext:value-type="float">
            <text:p>0.016617862371889</text:p>
          </table:table-cell>
          <table:table-cell table:formula="of:=[.J40]/[.I40]" office:value-type="float" office:value="0.983382137628111" calcext:value-type="float">
            <text:p>0.983382137628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790838" calcext:value-type="float">
            <text:p>179083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7779" calcext:value-type="float">
            <text:p>37779</text:p>
          </table:table-cell>
          <table:table-cell office:value-type="float" office:value="37128" calcext:value-type="float">
            <text:p>37128</text:p>
          </table:table-cell>
          <table:table-cell/>
          <table:table-cell table:formula="of:=1-([.J41]/[.I41])" office:value-type="float" office:value="0.0172317954419122" calcext:value-type="float">
            <text:p>0.017231795441912</text:p>
          </table:table-cell>
          <table:table-cell table:formula="of:=[.J41]/[.I41]" office:value-type="float" office:value="0.982768204558088" calcext:value-type="float">
            <text:p>0.982768204558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635706" calcext:value-type="float">
            <text:p>36357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6465" calcext:value-type="float">
            <text:p>36465</text:p>
          </table:table-cell>
          <table:table-cell office:value-type="float" office:value="35328" calcext:value-type="float">
            <text:p>35328</text:p>
          </table:table-cell>
          <table:table-cell/>
          <table:table-cell table:formula="of:=1-([.J42]/[.I42])" office:value-type="float" office:value="0.0311805841217606" calcext:value-type="float">
            <text:p>0.031180584121761</text:p>
          </table:table-cell>
          <table:table-cell table:formula="of:=[.J42]/[.I42]" office:value-type="float" office:value="0.968819415878239" calcext:value-type="float">
            <text:p>0.9688194158782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3852031" calcext:value-type="float">
            <text:p>38520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6028" calcext:value-type="float">
            <text:p>36028</text:p>
          </table:table-cell>
          <table:table-cell office:value-type="float" office:value="34836" calcext:value-type="float">
            <text:p>34836</text:p>
          </table:table-cell>
          <table:table-cell/>
          <table:table-cell table:formula="of:=1-([.J43]/[.I43])" office:value-type="float" office:value="0.0330853780393028" calcext:value-type="float">
            <text:p>0.033085378039303</text:p>
          </table:table-cell>
          <table:table-cell table:formula="of:=[.J43]/[.I43]" office:value-type="float" office:value="0.966914621960697" calcext:value-type="float">
            <text:p>0.9669146219606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27597" calcext:value-type="float">
            <text:p>122759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8284" calcext:value-type="float">
            <text:p>38284</text:p>
          </table:table-cell>
          <table:table-cell office:value-type="float" office:value="37790" calcext:value-type="float">
            <text:p>37790</text:p>
          </table:table-cell>
          <table:table-cell/>
          <table:table-cell table:formula="of:=1-([.J44]/[.I44])" office:value-type="float" office:value="0.0129035628460976" calcext:value-type="float">
            <text:p>0.012903562846098</text:p>
          </table:table-cell>
          <table:table-cell table:formula="of:=[.J44]/[.I44]" office:value-type="float" office:value="0.987096437153902" calcext:value-type="float">
            <text:p>0.9870964371539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151002" calcext:value-type="float">
            <text:p>215100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36802" calcext:value-type="float">
            <text:p>36802</text:p>
          </table:table-cell>
          <table:table-cell office:value-type="float" office:value="36031" calcext:value-type="float">
            <text:p>36031</text:p>
          </table:table-cell>
          <table:table-cell/>
          <table:table-cell table:formula="of:=1-([.J45]/[.I45])" office:value-type="float" office:value="0.0209499483723711" calcext:value-type="float">
            <text:p>0.020949948372371</text:p>
          </table:table-cell>
          <table:table-cell table:formula="of:=[.J45]/[.I45]" office:value-type="float" office:value="0.979050051627629" calcext:value-type="float">
            <text:p>0.979050051627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77438" calcext:value-type="float">
            <text:p>107743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.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6</text:p>
          </table:table-cell>
          <table:table-cell office:value-type="float" office:value="18003" calcext:value-type="float">
            <text:p>18003</text:p>
          </table:table-cell>
          <table:table-cell office:value-type="float" office:value="17608" calcext:value-type="float">
            <text:p>17608</text:p>
          </table:table-cell>
          <table:table-cell/>
          <table:table-cell table:formula="of:=1-([.J46]/[.I46])" office:value-type="float" office:value="0.0219407876465033" calcext:value-type="float">
            <text:p>0.021940787646503</text:p>
          </table:table-cell>
          <table:table-cell table:formula="of:=[.J46]/[.I46]" office:value-type="float" office:value="0.978059212353497" calcext:value-type="float">
            <text:p>0.9780592123534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0:30:49.352557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7:35:17.240071290</meta:creation-date>
    <meta:generator>LibreOffice/6.4.7.2$Linux_X86_64 LibreOffice_project/40$Build-2</meta:generator>
    <dc:date>2022-01-20T12:45:06.489298507</dc:date>
    <meta:editing-duration>PT2H30M32S</meta:editing-duration>
    <meta:editing-cycles>5</meta:editing-cycles>
    <meta:document-statistic meta:table-count="1" meta:cell-count="552" meta:object-count="0"/>
  </office:meta>
</office:document-meta>
</file>